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b69" officeooo:paragraph-rsid="0004fb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1:10:08.505996584</meta:creation-date>
    <dc:date>2015-07-01T11:10:22.393441699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3.3.2$Linux_X86_64 LibreOffice_project/430m0$Build-2</meta:generator>
  </office:meta>
</office:document-meta>
</file>